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2">
      <style:paragraph-properties fo:text-align="center" style:justify-single-word="false"/>
    </style:style>
    <style:style style:name="P2" style:family="paragraph" style:parent-style-name="Text_20_body">
      <style:paragraph-properties fo:text-align="justify" style:justify-single-word="false"/>
    </style:style>
    <style:style style:name="P3" style:family="paragraph" style:parent-style-name="Text_20_body">
      <style:paragraph-properties fo:text-align="justify" style:justify-single-word="false"/>
      <style:text-properties officeooo:rsid="0016a69f" officeooo:paragraph-rsid="0016a69f"/>
    </style:style>
    <style:style style:name="P4" style:family="paragraph" style:parent-style-name="Text_20_body">
      <style:paragraph-properties fo:text-align="justify" style:justify-single-word="false"/>
      <style:text-properties fo:font-weight="bold" officeooo:rsid="0016a69f" officeooo:paragraph-rsid="0016a69f" style:font-weight-asian="bold" style:font-weight-complex="bold"/>
    </style:style>
    <style:style style:name="P5" style:family="paragraph" style:parent-style-name="Text_20_body">
      <style:paragraph-properties fo:text-align="justify" style:justify-single-word="false"/>
      <style:text-properties fo:font-weight="bold" officeooo:paragraph-rsid="0016a69f" style:font-weight-asian="bold" style:font-weight-complex="bold"/>
    </style:style>
    <style:style style:name="P6" style:family="paragraph" style:parent-style-name="Text_20_body">
      <style:paragraph-properties fo:text-align="justify" style:justify-single-word="false"/>
      <style:text-properties fo:font-weight="bold" officeooo:rsid="00185d80" officeooo:paragraph-rsid="00185d80" style:font-weight-asian="bold" style:font-weight-complex="bold"/>
    </style:style>
    <style:style style:name="P7" style:family="paragraph" style:parent-style-name="Text_20_body">
      <style:paragraph-properties fo:text-align="justify" style:justify-single-word="false"/>
      <style:text-properties fo:font-weight="bold" officeooo:rsid="001ada9c" officeooo:paragraph-rsid="001ada9c" style:font-weight-asian="bold" style:font-weight-complex="bold"/>
    </style:style>
    <style:style style:name="P8" style:family="paragraph" style:parent-style-name="Text_20_body">
      <style:paragraph-properties fo:text-align="justify" style:justify-single-word="false"/>
      <style:text-properties fo:font-weight="normal" officeooo:rsid="0016a69f" officeooo:paragraph-rsid="0016a69f" style:font-weight-asian="normal" style:font-weight-complex="normal"/>
    </style:style>
    <style:style style:name="T1" style:family="text">
      <style:text-properties officeooo:rsid="0016a69f"/>
    </style:style>
    <style:style style:name="T2" style:family="text">
      <style:text-properties officeooo:rsid="00198cc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Expresiones Regulares I</text:h>
      <text:p text:style-name="P2"/>
      <text:p text:style-name="P3">1. Cualquier cadena que comience por a seguida de 0 o más bs</text:p>
      <text:p text:style-name="P4">^ab*$</text:p>
      <text:p text:style-name="P3">2. Cualquier cadena que comience por a seguida de 1 o más bs.</text:p>
      <text:p text:style-name="P4">^ab+$</text:p>
      <text:p text:style-name="P3">3. Una cadena que comience por a seguida de 3 bs.</text:p>
      <text:p text:style-name="P4">^abbb$</text:p>
      <text:p text:style-name="P4">^ab{3}$</text:p>
      <text:p text:style-name="P3">4. Una cadena que comience por a seguida de 2 o 3 bs.</text:p>
      <text:p text:style-name="P4">^abbb?$</text:p>
      <text:p text:style-name="P4">^ab{2,3}$</text:p>
      <text:p text:style-name="P3">5. Cualquier secuencia de letras que comience por mayúsculas unidas por barra baja (no puede comenzar por barra baja, pero sí terminar).</text:p>
      <text:p text:style-name="P4">^[A-Z]_[a-z_]*$</text:p>
      <text:p text:style-name="P3">6. Cualquier secuencia de letras que comience por mayúscula y continúe por minúsculas.</text:p>
      <text:p text:style-name="P4">^[A-Z][a-z]+$</text:p>
      <text:p text:style-name="P3">7. Cualquier secuencia que contenga una palabra al inicio de la cadena (una palabra es cualquier conjunto de letras mayúsculas o minúsculas, incluyendo la ñ).</text:p>
      <text:p text:style-name="P4">^[A-Za-zÑñ]+.*$</text:p>
      <text:p text:style-name="P8">8. Cualquier secuencia que contenga una palabra al final de la cadena, seguida de puntuación opcional (punto, coma, punto y coma).</text:p>
      <text:p text:style-name="P4">^.*[A-Za-zÑñ]+[,\.;]?$</text:p>
      <text:p text:style-name="P8">9. Cualquier palabra que contenga la letra z (minúscula).</text:p>
      <text:p text:style-name="P4">^[A-Za-yÑñ]*z[A-Za-zÑñ]*$</text:p>
      <text:p text:style-name="P8">10. Cualquier secuencia que sea una dirección IPv4 válida.</text:p>
      <text:p text:style-name="P4">^(([1-9]?\d|1\d{2}|2[0-4]\d|25[0-5])\.){3}([1-9]?\d|1\d{2}|2[0-4]\d|25[0-5])$</text:p>
      <text:p text:style-name="P8">11. Cualquier fecha en formato IEEE (aaaa-mm-dd) (no importa si no es realmente válida).</text:p>
      <text:p text:style-name="P4">^\d{4}-\d{2}-\d{2}$</text:p>
      <text:p text:style-name="P8">12. Un número en formato decimal normal. Debe constar de signo (opcional), parte entera, separador y parte decimal, aunque el separador y la parte decimal son opcionales si el número no tiene decimales. Como separador de parte entera y decimal se usará la coma (,).</text:p>
      <text:p text:style-name="P4">^\d+(,\d+)?$</text:p>
      <text:p text:style-name="P8"><text:soft-page-break/>13. Un número en formato decimal extendido científico. Además de los naterior el número puede estar seguido de la letra e (mayúscula o minúscula), <text:s/>y un número entero (con signo opcional).</text:p>
      <text:p text:style-name="P4">^\d+(,\d+([eE][+-]?\d+)?)?$</text:p>
      <text:p text:style-name="P8">14. Un número de teléfono en formato internacional. Este consta de un prefijo de pais con el signo + delante, uno o más espacios, y el número de teléfono dentro del país. El prefijo puede contener de 1 a 5 dígitos, y el número puede contener de 3 a 15 dígitos.</text:p>
      <text:p text:style-name="P4">^\+\d{1,5}\s+\d{3,15}$</text:p>
      <text:p text:style-name="P8">15. Una URL web válida (http o https, sin parámetros, solo ruta).</text:p>
      <text:p text:style-name="P5">^https?:\/\/www.[\w\-\.~!\*\(\)%#;\/|?:@&amp;=\+\$,\\"\[\]\{\}\|`\^']+\.[a-zA-Z]+<text:span text:style-name="T1">$</text:span></text:p>
      <text:p text:style-name="P8">16. Una ruta de archivo en Windows (absoluta o relativa).</text:p>
      <text:p text:style-name="P4">^([C-Z]:\\([^\\\/:\*\?&lt;&gt;\|]+\\)*)|(\\([^\\\/:\*\?&lt;&gt;\|]+\\)+)$</text:p>
      <text:p text:style-name="P8">17. Una ruta de archivo en Linux (absoluta o relativa).</text:p>
      <text:p text:style-name="P4">^\/([^\/]\/)*|([^\/]\/)+$</text:p>
      <text:p text:style-name="P8">18. Un DNI / NIF (no es necesario validar la letra).</text:p>
      <text:p text:style-name="P6"><text:span text:style-name="T2">^</text:span>\d{8}[A-Z]<text:span text:style-name="T2">$</text:span></text:p>
      <text:p text:style-name="P8">19. Un número de identificación de extranjero (NIE).</text:p>
      <text:p text:style-name="P7">^[XYZ]\d{7}[A-Z]$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29T09:43:27.579000000</meta:creation-date>
    <dc:date>2024-01-29T11:13:48.985000000</dc:date>
    <meta:editing-duration>PT1H30M20S</meta:editing-duration>
    <meta:editing-cycles>4</meta:editing-cycles>
    <meta:generator>LibreOffice/7.6.2.1$Windows_X86_64 LibreOffice_project/56f7684011345957bbf33a7ee678afaf4d2ba333</meta:generator>
    <meta:document-statistic meta:table-count="0" meta:image-count="0" meta:object-count="0" meta:page-count="2" meta:paragraph-count="41" meta:word-count="365" meta:character-count="2432" meta:non-whitespace-character-count="2107"/>
  </office:meta>
</office:document-meta>
</file>